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1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02.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4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9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HERMAL SENSITIVITY OF DROSOPHILA MELANOGASTER RESPONDS RAPIDLY TO LABORATORY NATURAL SELECTION</text:p>
          </table:table-cell>
          <table:table-cell table:style-name="ce4" office:value-type="string" calcext:value-type="string">
            <text:p><text:span text:style-name="T1">(Huey et al., 1991)</text:span></text:p>
          </table:table-cell>
          <table:table-cell office:value-type="string" calcext:value-type="string">
            <text:p>Development time </text:p>
          </table:table-cell>
          <table:table-cell/>
          <table:table-cell office:value-type="string" calcext:value-type="string">
            <text:p>From table in paper 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office:value-type="float" office:value="23.64" calcext:value-type="float">
            <text:p>23.64</text:p>
          </table:table-cell>
          <table:table-cell table:number-columns-repeated="8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dev temp 16.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" calcext:value-type="float">
            <text:p>0.02</text:p>
          </table:table-cell>
          <table:table-cell/>
          <table:table-cell office:value-type="float" office:value="24.26" calcext:value-type="float">
            <text:p>24.26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dev temp 2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" calcext:value-type="float">
            <text:p>0.02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 temp 16.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1" calcext:value-type="float">
            <text:p>0.021</text:p>
          </table:table-cell>
          <table:table-cell/>
          <table:table-cell office:value-type="float" office:value="9.57" calcext:value-type="float">
            <text:p>9.57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ev temp 25</text:p>
          </table:table-cell>
          <table:table-cell table:number-columns-repeated="21"/>
        </table:table-row>
        <table:table-row table:style-name="ro3">
          <table:table-cell table:number-columns-repeated="42"/>
        </table:table-row>
        <table:table-row table:style-name="ro4">
          <table:table-cell table:number-columns-repeated="2"/>
          <table:table-cell table:style-name="ce4"/>
          <table:table-cell table:number-columns-repeated="4"/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16.5" calcext:value-type="float">
            <text:p>16.5</text:p>
          </table:table-cell>
          <table:table-cell office:value-type="string" calcext:value-type="string">
            <text:p>dev temp 16.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23.51" calcext:value-type="float">
            <text:p>23.5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dev temp 2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9.49" calcext:value-type="float">
            <text:p>9.49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 temp 16.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9.35" calcext:value-type="float">
            <text:p>9.35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ev temp 2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01:27:33.756946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37:02.567143543</meta:creation-date>
    <dc:date>2021-04-30T01:28:01.940024331</dc:date>
    <meta:editing-duration>PT4H49M11S</meta:editing-duration>
    <meta:editing-cycles>4</meta:editing-cycles>
    <meta:generator>LibreOffice/6.0.7.3$Linux_X86_64 LibreOffice_project/00m0$Build-3</meta:generator>
    <meta:document-statistic meta:table-count="1" meta:cell-count="71" meta:object-count="0"/>
  </office:meta>
</office:document-meta>
</file>